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officeooo:rsid="0003e0b4" officeooo:paragraph-rsid="0003e0b4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8pt" officeooo:rsid="0003e0b4" officeooo:paragraph-rsid="0003e0b4" style:font-size-asian="8pt" style:font-size-complex="8pt"/>
    </style:style>
    <style:style style:name="P3" style:family="paragraph" style:parent-style-name="Standard">
      <style:text-properties style:font-name="Arial" fo:font-size="11pt" fo:font-weight="bold" officeooo:rsid="0003e0b4" officeooo:paragraph-rsid="0003e0b4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ff" style:font-name="Arial" fo:font-size="8pt" fo:font-weight="bold" officeooo:rsid="0003e0b4" officeooo:paragraph-rsid="0003e0b4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auth.g (graph)</text:p>
      <text:p text:style-name="P2">27 28 8 40c25cd010a:0 0x40C25CD: getc (getc.c:39) (result)</text:p>
      <text:p text:style-name="P2">28 29 8 40c25bf010a:0 0x40C25BC: getc (getc.c:42) (result)</text:p>
      <text:p text:style-name="P2">29 30 8 8048529010a:0 0x8048529: main (in /home/sxl463/working/flowcheck/flowcheck/test/auth/addecx/auth) (result)</text:p>
      <text:p text:style-name="P2">30 31 8 80485290214:0 0x8048529: main (in /home/sxl463/working/flowcheck/flowcheck/test/auth/addecx/auth) (unary)</text:p>
      <text:p text:style-name="P2">31 32 8 8048529020b:0 0x8048529: main (in /home/sxl463/working/flowcheck/flowcheck/test/auth/addecx/auth) (result)</text:p>
      <text:p text:style-name="P2">32 33 8 80485290314:0 0x8048529: main (in /home/sxl463/working/flowcheck/flowcheck/test/auth/addecx/auth) (unary)</text:p>
      <text:p text:style-name="P2">33 34 8 8048529030b:0 0x8048529: main (in /home/sxl463/working/flowcheck/flowcheck/test/auth/addecx/auth) (result)</text:p>
      <text:p text:style-name="P2">28 35 8 8048529040a:0 0x8048529: main (in /home/sxl463/working/flowcheck/flowcheck/test/auth/addecx/auth) (result)</text:p>
      <text:p text:style-name="P2">35 36 8 80485290502:0 0x8048529: main (in /home/sxl463/working/flowcheck/flowcheck/test/auth/addecx/auth) (binary arg 2)</text:p>
      <text:p text:style-name="P2">34 38 8 80485290602:0 0x8048529: main (in /home/sxl463/working/flowcheck/flowcheck/test/auth/addecx/auth) (binary arg 2)</text:p>
      <text:p text:style-name="P2">38 39 8 8048529060b:0 0x8048529: main (in /home/sxl463/working/flowcheck/flowcheck/test/auth/addecx/auth) (result)</text:p>
      <text:p text:style-name="P2">39 40 8 804852b0314:0 0x804852B: main (in /home/sxl463/working/flowcheck/flowcheck/test/auth/addecx/auth) (unary)</text:p>
      <text:p text:style-name="P2">40 41 8 804852b030b:0 0x804852B: main (in /home/sxl463/working/flowcheck/flowcheck/test/auth/addecx/auth) (result)</text:p>
      <text:p text:style-name="P2">41 42 8 804852e020b:0 0x804852E: main (in /home/sxl463/working/flowcheck/flowcheck/test/auth/addecx/auth) (result)</text:p>
      <text:p text:style-name="P2">42 43 8 804852e0314:0 0x804852E: main (in /home/sxl463/working/flowcheck/flowcheck/test/auth/addecx/auth) (unary)</text:p>
      <text:p text:style-name="P2">43 44 32 804852e030b:0 0x804852E: main (in /home/sxl463/working/flowcheck/flowcheck/test/auth/addecx/auth) (result)</text:p>
      <text:p text:style-name="P2">44 45 32 80484c3010a:8048535 0x80484C3: auth (in /home/sxl463/working/flowcheck/flowcheck/test/auth/addecx/auth) (result)</text:p>
      <text:p text:style-name="P2">44 46 8 80484c4020b:8048535 0x80484C4: auth (in /home/sxl463/working/flowcheck/flowcheck/test/auth/addecx/auth) (result)</text:p>
      <text:p text:style-name="P2">46 47 8 80484c40314:8048535 0x80484C4: auth (in /home/sxl463/working/flowcheck/flowcheck/test/auth/addecx/auth) (unary)</text:p>
      <text:p text:style-name="P2">47 48 8 80484c4030b:8048535 0x80484C4: auth (in /home/sxl463/working/flowcheck/flowcheck/test/auth/addecx/auth) (result)</text:p>
      <text:p text:style-name="P2">48 49 8 80484c4040a:8048535 0x80484C4: auth (in /home/sxl463/working/flowcheck/flowcheck/test/auth/addecx/auth) (result)</text:p>
      <text:p text:style-name="P2">45 50 32 80484c40502:8048535 0x80484C4: auth (in /home/sxl463/working/flowcheck/flowcheck/test/auth/addecx/auth) (binary arg 2)</text:p>
      <text:p text:style-name="P2">50 51 24 80484c4050b:8048535 0x80484C4: auth (in /home/sxl463/working/flowcheck/flowcheck/test/auth/addecx/auth) (result)</text:p>
      <text:p text:style-name="P2">51 52 24 80484c40601:8048535 0x80484C4: auth (in /home/sxl463/working/flowcheck/flowcheck/test/auth/addecx/auth) (binary arg 1)</text:p>
      <text:p text:style-name="P2">49 52 8 80484c40602:8048535 0x80484C4: auth (in /home/sxl463/working/flowcheck/flowcheck/test/auth/addecx/auth) (binary arg 2)</text:p>
      <text:p text:style-name="P2">52 53 32 80484c4060b:8048535 0x80484C4: auth (in /home/sxl463/working/flowcheck/flowcheck/test/auth/addecx/auth) (result)</text:p>
      <text:p text:style-name="P2">53 54 32 80484c70214:8048535 0x80484C7: auth (in /home/sxl463/working/flowcheck/flowcheck/test/auth/addecx/auth) (unary)</text:p>
      <text:p text:style-name="P2">54 55 8 80484c7020b:8048535 0x80484C7: auth (in /home/sxl463/working/flowcheck/flowcheck/test/auth/addecx/auth) (result)</text:p>
      <text:p text:style-name="P2">55 56 8 80484c7030a:8048535 0x80484C7: auth (in /home/sxl463/working/flowcheck/flowcheck/test/auth/addecx/auth) (result)</text:p>
      <text:p text:style-name="P2">56 57 8 80484ca020b:8048535 0x80484CA: auth (in /home/sxl463/working/flowcheck/flowcheck/test/auth/addecx/auth) (result)</text:p>
      <text:p text:style-name="P2">57 58 8 80484ca0314:8048535 0x80484CA: auth (in /home/sxl463/working/flowcheck/flowcheck/test/auth/addecx/auth) (unary)</text:p>
      <text:p text:style-name="P2">58 59 32 80484ca030b:8048535 0x80484CA: auth (in /home/sxl463/working/flowcheck/flowcheck/test/auth/addecx/auth) (result)</text:p>
      <text:p text:style-name="P2">59 60 32 80484ca040a:8048535 0x80484CA: auth (in /home/sxl463/working/flowcheck/flowcheck/test/auth/addecx/auth) (result)</text:p>
      <text:p text:style-name="P2">60 61 32 80484d10101:8048535 0x80484CA: auth (in /home/sxl463/working/flowcheck/flowcheck/test/auth/addecx/auth) (binary arg 1)</text:p>
      <text:p text:style-name="P2">61 62 1 80484d1010b:8048535 0x80484CA: auth (in /home/sxl463/working/flowcheck/flowcheck/test/auth/addecx/auth) (result)</text:p>
      <text:p text:style-name="P2">62 63 1 80484d10214:8048535 0x80484CA: auth (in /home/sxl463/working/flowcheck/flowcheck/test/auth/addecx/auth) (unary)</text:p>
      <text:p text:style-name="P2">63 64 1 80484d1020b:8048535 0x80484CA: auth (in /home/sxl463/working/flowcheck/flowcheck/test/auth/addecx/auth) (result)</text:p>
      <text:p text:style-name="P2">64 65 1 80484d1030a:8048535 0x80484CA: auth (in /home/sxl463/working/flowcheck/flowcheck/test/auth/addecx/auth) (result)</text:p>
      <text:p text:style-name="P2">65 66 1 80484d10414:8048535 0x80484CA: auth (in /home/sxl463/working/flowcheck/flowcheck/test/auth/addecx/auth) (unary)</text:p>
      <text:p text:style-name="P2">66 67 1 80484d1040b:8048535 0x80484CA: auth (in /home/sxl463/working/flowcheck/flowcheck/test/auth/addecx/auth) (result)</text:p>
      <text:p text:style-name="P2">67 68 1 80484d1050a:8048535 0x80484CA: auth (in /home/sxl463/working/flowcheck/flowcheck/test/auth/addecx/auth) (result)</text:p>
      <text:p text:style-name="P2">68 69 1 80484d10614:8048535 0x80484CA: auth (in /home/sxl463/working/flowcheck/flowcheck/test/auth/addecx/auth) (unary)</text:p>
      <text:p text:style-name="P2">69 70 1 80484d1060b:8048535 0x80484CA: auth (in /home/sxl463/working/flowcheck/flowcheck/test/auth/addecx/auth) (result)</text:p>
      <text:p text:style-name="P2">70 71 1 80484d1070a:8048535 0x80484CA: auth (in /home/sxl463/working/flowcheck/flowcheck/test/auth/addecx/auth) (result)</text:p>
      <text:p text:style-name="P2">71 72 1 80484d10814:8048535 0x80484CA: auth (in /home/sxl463/working/flowcheck/flowcheck/test/auth/addecx/auth) (unary)</text:p>
      <text:p text:style-name="P2">72 73 1 80484d1080b:8048535 0x80484CA: auth (in /home/sxl463/working/flowcheck/flowcheck/test/auth/addecx/auth) (result)</text:p>
      <text:p text:style-name="P2">73 74 1 80484d1090a:8048535 0x80484CA: auth (in /home/sxl463/working/flowcheck/flowcheck/test/auth/addecx/auth) (result)</text:p>
      <text:p text:style-name="P2">53 75 32 80484d10a02:8048535 0x80484CA: auth (in /home/sxl463/working/flowcheck/flowcheck/test/auth/addecx/auth) (binary arg 2)</text:p>
      <text:p text:style-name="P2">75 76 24 80484d10a0b:8048535 0x80484CA: auth (in /home/sxl463/working/flowcheck/flowcheck/test/auth/addecx/auth) (result)</text:p>
      <text:p text:style-name="P2">76 77 24 80484d10b01:8048535 0x80484CA: auth (in /home/sxl463/working/flowcheck/flowcheck/test/auth/addecx/auth) (binary arg 1)</text:p>
      <text:p text:style-name="P2">74 77 1 80484d10b02:8048535 0x80484CA: auth (in /home/sxl463/working/flowcheck/flowcheck/test/auth/addecx/auth) (binary arg 2)</text:p>
      <text:p text:style-name="P2">77 78 25 80484d10b0b:8048535 0x80484CA: auth (in /home/sxl463/working/flowcheck/flowcheck/test/auth/addecx/auth) (result)</text:p>
      <text:p text:style-name="P2">78 79 25 80484d40114:8048535 0x80484DC: auth (in /home/sxl463/working/flowcheck/flowcheck/test/auth/addecx/auth) (unary)</text:p>
      <text:p text:style-name="P2">79 80 1 80484d4010b:8048535 0x80484DC: auth (in /home/sxl463/working/flowcheck/flowcheck/test/auth/addecx/auth) (result)</text:p>
      <text:p text:style-name="P2">80 81 1 80484d4020a:8048535 0x80484DC: auth (in /home/sxl463/working/flowcheck/flowcheck/test/auth/addecx/auth) (result)</text:p>
      <text:p text:style-name="P2">81 82 1 80484d40301:8048535 0x80484DC: auth (in /home/sxl463/working/flowcheck/flowcheck/test/auth/addecx/auth) (binary arg 1)</text:p>
      <text:p text:style-name="P2">82 83 1 80484d4030b:8048535 0x80484DC: auth (in /home/sxl463/working/flowcheck/flowcheck/test/auth/addecx/auth) (result)</text:p>
      <text:p text:style-name="P2">83 84 1 80484d40514:8048535 0x80484DC: auth (in /home/sxl463/working/flowcheck/flowcheck/test/auth/addecx/auth) (unary)</text:p>
      <text:p text:style-name="P2">84 85 1 80484d4050b:8048535 0x80484DC: auth (in /home/sxl463/working/flowcheck/flowcheck/test/auth/addecx/auth) (result)</text:p>
      <text:p text:style-name="P2">85 86 1 80484d4060a:8048535 0x80484DC: auth (in /home/sxl463/working/flowcheck/flowcheck/test/auth/addecx/auth) (result)</text:p>
      <text:p text:style-name="P2">78 87 25 80484d40702:8048535 0x80484DC: auth (in /home/sxl463/working/flowcheck/flowcheck/test/auth/addecx/auth) (binary arg 2)</text:p>
      <text:p text:style-name="P2">87 88 24 80484d4070b:8048535 0x80484DC: auth (in /home/sxl463/working/flowcheck/flowcheck/test/auth/addecx/auth) (result)</text:p>
      <text:p text:style-name="P2">88 89 24 80484d40801:8048535 0x80484DC: auth (in /home/sxl463/working/flowcheck/flowcheck/test/auth/addecx/auth) (binary arg 1)</text:p>
      <text:p text:style-name="P2">86 89 1 80484d40802:8048535 0x80484DC: auth (in /home/sxl463/working/flowcheck/flowcheck/test/auth/addecx/auth) (binary arg 2)</text:p>
      <text:p text:style-name="P2">89 90 25 80484d4080b:8048535 0x80484DC: auth (in /home/sxl463/working/flowcheck/flowcheck/test/auth/addecx/auth) (result)</text:p>
      <text:p text:style-name="P2">90 91 25 80484d60114:8048535 0x80484DC: auth (in /home/sxl463/working/flowcheck/flowcheck/test/auth/addecx/auth) (unary)</text:p>
      <text:p text:style-name="P2">91 92 1 80484d6010b:8048535 0x80484DC: auth (in /home/sxl463/working/flowcheck/flowcheck/test/auth/addecx/auth) (result)</text:p>
      <text:p text:style-name="P2">92 93 1 80484d6020a:8048535 0x80484DC: auth (in /home/sxl463/working/flowcheck/flowcheck/test/auth/addecx/auth) (result)</text:p>
      <text:p text:style-name="P2">93 94 1 80484d60314:8048535 0x80484DC: auth (in /home/sxl463/working/flowcheck/flowcheck/test/auth/addecx/auth) (unary)</text:p>
      <text:p text:style-name="P2">94 95 1 80484d6030b:8048535 0x80484DC: auth (in /home/sxl463/working/flowcheck/flowcheck/test/auth/addecx/auth) (result)</text:p>
      <text:p text:style-name="P2">95 96 1 80484d6040a:8048535 0x80484DC: auth (in /home/sxl463/working/flowcheck/flowcheck/test/auth/addecx/auth) (result)</text:p>
      <text:p text:style-name="P2"><text:soft-page-break/></text:p>
      <text:p text:style-name="P2"/>
      <text:p text:style-name="P2">96 97 <text:span text:style-name="T2">1</text:span> <text:span text:style-name="T1">80484dd</text:span>0114:8048535 0x80484DC: auth (in /home/sxl463/working/flowcheck/flowcheck/test/auth/addecx/auth) (unary)</text:p>
      <text:p text:style-name="P2">97 98 <text:span text:style-name="T2">1</text:span> <text:span text:style-name="T1">80484dd</text:span>010b:8048535 0x80484DC: auth (in /home/sxl463/working/flowcheck/flowcheck/test/auth/addecx/auth) (result)</text:p>
      <text:p text:style-name="P2">98 99 <text:span text:style-name="T2">1 </text:span><text:span text:style-name="T1">80484dd</text:span>020a:8048535 0x80484DC: auth (in /home/sxl463/working/flowcheck/flowcheck/test/auth/addecx/auth) (result)</text:p>
      <text:p text:style-name="P2">99 100 <text:span text:style-name="T2">1</text:span> <text:span text:style-name="T1">80484df</text:span>0114:8048535 0x80484DC: auth (in /home/sxl463/working/flowcheck/flowcheck/test/auth/addecx/auth) (unary)</text:p>
      <text:p text:style-name="P2">100 101 <text:span text:style-name="T2">1</text:span> <text:span text:style-name="T1">80484df</text:span>010b:8048535 0x80484DC: auth (in /home/sxl463/working/flowcheck/flowcheck/test/auth/addecx/auth) (result)</text:p>
      <text:p text:style-name="P2">101 102 <text:span text:style-name="T2">1</text:span> <text:span text:style-name="T1">80484df</text:span>020a:8048535 0x80484DC: auth (in /home/sxl463/working/flowcheck/flowcheck/test/auth/addecx/auth) (result)</text:p>
      <text:p text:style-name="P2">------------------------------------------------------------------- (call boundary) ------------------------------------------------------------------------------------</text:p>
      <text:p text:style-name="P2">102 103 1 804853a010a:0 0x804853A: main (in /home/sxl463/working/flowcheck/flowcheck/test/auth/addecx/auth) (result)</text:p>
      <text:p text:style-name="P2">103 104 1 804853d0101:0 0x804853D: main (in /home/sxl463/working/flowcheck/flowcheck/test/auth/addecx/auth) (binary arg 1)</text:p>
      <text:p text:style-name="P2">104 105 1 804853d010b:0 0x804853D: main (in /home/sxl463/working/flowcheck/flowcheck/test/auth/addecx/auth) (result)</text:p>
      <text:p text:style-name="P2">105 106 1 804853d0214:0 0x804853D: main (in /home/sxl463/working/flowcheck/flowcheck/test/auth/addecx/auth) (unary)</text:p>
      <text:p text:style-name="P2">106 107 1 804853d020b:0 0x804853D: main (in /home/sxl463/working/flowcheck/flowcheck/test/auth/addecx/auth) (result)</text:p>
      <text:p text:style-name="P2">107 108 1 804853d030a:0 0x804853D: main (in /home/sxl463/working/flowcheck/flowcheck/test/auth/addecx/auth) (result)</text:p>
      <text:p text:style-name="P2">108 109 1 804853d0414:0 0x804853D: main (in /home/sxl463/working/flowcheck/flowcheck/test/auth/addecx/auth) (unary)</text:p>
      <text:p text:style-name="P2">109 110 1 804853d040b:0 0x804853D: main (in /home/sxl463/working/flowcheck/flowcheck/test/auth/addecx/auth) (result)</text:p>
      <text:p text:style-name="P2">110 111 1 804853d050a:0 0x804853D: main (in /home/sxl463/working/flowcheck/flowcheck/test/auth/addecx/auth) (result)</text:p>
      <text:p text:style-name="P2">111 24 1 804853d0600:0 0x804853D: main (in /home/sxl463/working/flowcheck/flowcheck/test/auth/addecx/auth) (global leak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 code:</text:p>
      <text:p text:style-name="P2"/>
      <text:p text:style-name="P2">int auth(char c){</text:p>
      <text:p text:style-name="P2"><text:s text:c="2"/>return c == 'a';</text:p>
      <text:p text:style-name="P2">}</text:p>
      <text:p text:style-name="P2"></text:p>
      <text:p text:style-name="P2">int main() {</text:p>
      <text:p text:style-name="P2"><text:s text:c="4"/>FILE *fp;</text:p>
      <text:p text:style-name="P2"><text:s text:c="4"/>char* filename = "password.txt";</text:p>
      <text:p text:style-name="P2"></text:p>
      <text:p text:style-name="P2"><text:s text:c="4"/>fp = fopen(filename, "r");</text:p>
      <text:p text:style-name="P2"><text:s text:c="4"/>char input = fgetc(fp);//read a char from the file</text:p>
      <text:p text:style-name="P2"></text:p>
      <text:p text:style-name="P2"><text:s text:c="4"/>if(auth(input))</text:p>
      <text:p text:style-name="P2"><text:s text:c="6"/>printf("YES\n");</text:p>
      <text:p text:style-name="P2"><text:s text:c="4"/>else</text:p>
      <text:p text:style-name="P2"><text:s text:c="6"/>printf("NO\n");</text:p>
      <text:p text:style-name="P2"></text:p>
      <text:p text:style-name="P2"><text:s text:c="4"/>fclose(fp);</text:p>
      <text:p text:style-name="P2"><text:s text:c="4"/>return 0;</text:p>
      <text:p text:style-name="P2">}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3">objdump</text:span>:</text:p>
      <text:p text:style-name="P2"/>
      <text:p text:style-name="P2">080484c0 &lt;auth&gt;:</text:p>
      <text:p text:style-name="P2"><text:s/>80484c0:<text:tab/>55 <text:s text:c="18"/><text:tab/>push <text:s text:c="2"/>%ebp</text:p>
      <text:p text:style-name="P2"><text:s/>80484c1:<text:tab/>89 e5 <text:s text:c="15"/><text:tab/>mov <text:s text:c="3"/>%esp,%ebp</text:p>
      <text:p text:style-name="P2"><text:s/>80484c3:<text:tab/>50 <text:s text:c="18"/><text:tab/>push <text:s text:c="2"/>%eax</text:p>
      <text:p text:style-name="P2"><text:s/>80484c4:<text:tab/>8a 45 08 <text:s text:c="12"/><text:tab/>mov <text:s text:c="3"/>0x8(%ebp),%al</text:p>
      <text:p text:style-name="P2"><text:s/>80484c7:<text:tab/>88 45 ff <text:s text:c="12"/><text:tab/>mov <text:s text:c="3"/>%al,-0x1(%ebp)</text:p>
      <text:p text:style-name="P2"><text:s/>80484ca:<text:tab/>0f be 4d ff <text:s text:c="9"/><text:tab/>movsbl -0x1(%ebp),%ecx</text:p>
      <text:p text:style-name="P2"><text:s/>80484ce:<text:tab/>83 f9 61 <text:s text:c="12"/><text:tab/>cmp <text:s text:c="3"/>$0x61,%ecx</text:p>
      <text:p text:style-name="P2"><text:s/>80484d1:0f 94 c0 <text:s text:c="12"/><text:tab/>sete <text:s text:c="2"/>%al</text:p>
      <text:p text:style-name="P2"><text:s/>80484d4:24 01 <text:s text:c="15"/><text:tab/>and <text:s text:c="3"/>$0x1,%al</text:p>
      <text:p text:style-name="P2"><text:s/>80484d6:0f b6 c0 <text:s text:c="12"/><text:tab/>movzbl %al,%eax</text:p>
      <text:p text:style-name="P2"><text:s/>80484d9:83 c4 04 <text:s text:c="12"/><text:tab/>add <text:s text:c="3"/>$0x4,%esp</text:p>
      <text:p text:style-name="P2"><text:s/>80484dc:<text:tab/>5d <text:s text:c="18"/><text:tab/>pop <text:s text:c="3"/>%ebp</text:p>
      <text:p text:style-name="P4"><text:s/>80484dd:f7 d0 <text:s text:c="15"/><text:tab/>not <text:s text:c="3"/>%eax</text:p>
      <text:p text:style-name="P4"><text:s/>80484df:<text:tab/>f7 d0 <text:s text:c="15"/><text:tab/>not <text:s text:c="3"/>%eax</text:p>
      <text:p text:style-name="P2"><text:s/>80484e1:c3 <text:s text:c="18"/><text:tab/>ret <text:s text:c="3"/></text:p>
      <text:p text:style-name="P2"><text:s/>80484e2:66 66 66 66 66 2e 0f <text:tab/>data32 data32 data32 data32 nopw %cs:0x0(%eax,%eax,1)</text:p>
      <text:p text:style-name="P2"><text:s/>80484e9:1f 84 00 00 00 00 00 </text:p>
      <text:p text:style-name="P2"/>
      <text:p text:style-name="P2">080484f0 &lt;main&gt;:</text:p>
      <text:p text:style-name="P2"><text:s/>80484f0:<text:tab/><text:tab/>55 <text:s text:c="18"/><text:tab/>push <text:s text:c="2"/>%ebp</text:p>
      <text:p text:style-name="P2"><text:s/>80484f1:<text:tab/><text:tab/>89 e5 <text:s text:c="15"/><text:tab/>mov <text:s text:c="3"/>%esp,%ebp</text:p>
      <text:p text:style-name="P2"><text:s/>80484f3:<text:tab/><text:tab/>83 ec 28 <text:s text:c="12"/><text:tab/>sub <text:s text:c="3"/>$0x28,%esp</text:p>
      <text:p text:style-name="P2"><text:s/>80484f6:<text:tab/><text:tab/>8d 05 2d 86 04 08 <text:s text:c="3"/>lea <text:s text:c="3"/>0x804862d,%eax</text:p>
      <text:p text:style-name="P2"><text:s/>80484fc:<text:tab/><text:tab/>8d 0d 20 86 04 08 <text:s text:c="3"/>lea <text:s text:c="3"/>0x8048620,%ecx</text:p>
      <text:p text:style-name="P2"><text:s/>8048502:<text:tab/>c7 45 fc 00 00 00 00 movl <text:s text:c="2"/>$0x0,-0x4(%ebp)</text:p>
      <text:p text:style-name="P2"><text:s/>8048509:<text:tab/>89 4d f4 <text:s text:c="12"/><text:tab/>mov <text:s text:c="3"/>%ecx,-0xc(%ebp)</text:p>
      <text:p text:style-name="P2"><text:s/>804850c:<text:tab/><text:tab/>8b 4d f4 <text:s text:c="12"/><text:tab/>mov <text:s text:c="3"/>-0xc(%ebp),%ecx</text:p>
      <text:p text:style-name="P2"><text:s/>804850f:<text:tab/><text:tab/>89 0c 24 <text:s text:c="12"/><text:tab/>mov <text:s text:c="3"/>%ecx,(%esp)</text:p>
      <text:p text:style-name="P2"><text:s/>8048512:<text:tab/>89 44 24 04 <text:s text:c="9"/><text:tab/>mov <text:s text:c="3"/>%eax,0x4(%esp)</text:p>
      <text:p text:style-name="P2"><text:s/>8048516:<text:tab/>e8 75 fe ff ff <text:s text:c="6"/><text:tab/>call <text:s text:c="2"/>8048390 &lt;fopen@plt&gt;</text:p>
      <text:p text:style-name="P2"><text:s/>804851b:<text:tab/>89 45 f8 <text:s text:c="12"/><text:tab/>mov <text:s text:c="3"/>%eax,-0x8(%ebp)</text:p>
      <text:p text:style-name="P2"><text:s/>804851e:<text:tab/>8b 45 f8 <text:s text:c="12"/><text:tab/>mov <text:s text:c="3"/>-0x8(%ebp),%eax</text:p>
      <text:p text:style-name="P2"><text:s/>8048521:<text:tab/>89 04 24 <text:s text:c="12"/><text:tab/>mov <text:s text:c="3"/>%eax,(%esp)</text:p>
      <text:p text:style-name="P2"><text:s/>8048524:<text:tab/>e8 77 fe ff ff <text:s text:c="6"/><text:tab/>call <text:s text:c="2"/>80483a0 &lt;fgetc@plt&gt;</text:p>
      <text:p text:style-name="P2"><text:s/>8048529:<text:tab/>88 c2 <text:s text:c="15"/><text:tab/>mov <text:s text:c="3"/>%al,%dl</text:p>
      <text:p text:style-name="P2"><text:s/>804852b:<text:tab/>88 55 f3 <text:s text:c="12"/><text:tab/>mov <text:s text:c="3"/>%dl,-0xd(%ebp)</text:p>
      <text:p text:style-name="P2"><text:s/>804852e:<text:tab/>0f be 45 f3 <text:s text:c="9"/><text:tab/>movsbl -0xd(%ebp),%eax</text:p>
      <text:p text:style-name="P2"><text:s/>8048532:<text:tab/>89 04 24 <text:s text:c="12"/><text:tab/>mov <text:s text:c="3"/>%eax,(%esp)</text:p>
      <text:p text:style-name="P2"><text:s/>8048535:<text:tab/>e8 86 ff ff ff <text:s text:c="6"/><text:tab/>call <text:s text:c="2"/>80484c0 &lt;auth&gt;</text:p>
      <text:p text:style-name="P2"><text:s/>804853a:<text:tab/>83 f8 00 <text:s text:c="12"/><text:tab/>cmp <text:s text:c="3"/>$0x0,%eax</text:p>
      <text:p text:style-name="P2"><text:s/>804853d:<text:tab/>74 13 <text:s text:c="15"/><text:tab/>je <text:s text:c="4"/>8048552 &lt;main+0x62&gt;</text:p>
      <text:p text:style-name="P2"><text:s/>804853f:<text:tab/><text:tab/>8d 05 2f 86 04 08 <text:s text:c="3"/>lea <text:s text:c="3"/>0x804862f,%eax</text:p>
      <text:p text:style-name="P2"><text:s/>8048545:<text:tab/>89 04 24 <text:s text:c="12"/><text:tab/>mov <text:s text:c="3"/>%eax,(%esp)</text:p>
      <text:p text:style-name="P2"><text:s/>8048548:<text:tab/>e8 13 fe ff ff <text:s text:c="6"/><text:tab/>call <text:s text:c="2"/>8048360 &lt;printf@plt&gt;</text:p>
      <text:p text:style-name="P2"><text:s/>804854d:<text:tab/>89 45 ec <text:s text:c="12"/><text:tab/>mov <text:s text:c="3"/>%eax,-0x14(%ebp)</text:p>
      <text:p text:style-name="P2"><text:s/>8048550:<text:tab/>eb 11 <text:s text:c="15"/><text:tab/>jmp <text:s text:c="3"/>8048563 &lt;main+0x73&gt;</text:p>
      <text:p text:style-name="P2"><text:s/>8048552:<text:tab/>8d 05 34 86 04 08 <text:s text:c="3"/><text:tab/>lea <text:s text:c="3"/>0x8048634,%eax</text:p>
      <text:p text:style-name="P2"><text:s/>8048558:<text:tab/>89 04 24 <text:s text:c="12"/><text:tab/>mov <text:s text:c="3"/>%eax,(%esp)</text:p>
      <text:p text:style-name="P2"><text:s/>804855b:<text:tab/>e8 00 fe ff ff <text:s text:c="6"/><text:tab/>call <text:s text:c="2"/>8048360 &lt;printf@plt&gt;</text:p>
      <text:p text:style-name="P2"><text:s/>8048560:<text:tab/>89 45 e8 <text:s text:c="12"/><text:tab/>mov <text:s text:c="3"/>%eax,-0x18(%ebp)</text:p>
      <text:p text:style-name="P2"><text:s/>8048563:<text:tab/>8b 45 f8 <text:s text:c="12"/><text:tab/>mov <text:s text:c="3"/>-0x8(%ebp),%eax</text:p>
      <text:p text:style-name="P2"><text:s/>8048566:<text:tab/>89 04 24 <text:s text:c="12"/><text:tab/>mov <text:s text:c="3"/>%eax,(%esp)</text:p>
      <text:p text:style-name="P2"><text:s/>8048569:<text:tab/>e8 02 fe ff ff <text:s text:c="6"/><text:tab/>call <text:s text:c="2"/>8048370 &lt;fclose@plt&gt;</text:p>
      <text:p text:style-name="P2"><text:s/>804856e:<text:tab/>b9 00 00 00 00 <text:s text:c="6"/><text:tab/>mov <text:s text:c="3"/>$0x0,%ecx</text:p>
      <text:p text:style-name="P2"><text:s/>8048573:<text:tab/>89 45 e4 <text:s text:c="12"/><text:tab/>mov <text:s text:c="3"/>%eax,-0x1c(%ebp)</text:p>
      <text:p text:style-name="P2"><text:s/>8048576:<text:tab/>89 c8 <text:s text:c="15"/><text:tab/>mov <text:s text:c="3"/>%ecx,%eax</text:p>
      <text:p text:style-name="P2"><text:s/>8048578:<text:tab/>83 c4 28 <text:s text:c="12"/><text:tab/>add <text:s text:c="3"/>$0x28,%esp</text:p>
      <text:p text:style-name="P2"><text:s/>804857b:<text:tab/>5d <text:s text:c="18"/><text:tab/>pop <text:s text:c="3"/>%ebp</text:p>
      <text:p text:style-name="P4"><text:s/>804857c:<text:tab/>f7 d0 <text:s text:c="15"/><text:tab/>not <text:s text:c="3"/>%eax</text:p>
      <text:p text:style-name="P4"><text:s/>804857e:<text:tab/>f7 d0 <text:s text:c="15"/><text:tab/>not <text:s text:c="3"/>%eax</text:p>
      <text:p text:style-name="P2"><text:s/>8048580:<text:tab/>c3 <text:s text:c="18"/><text:tab/>ret <text:s text:c="3"/></text:p>
      <text:p text:style-name="P2"><text:s/>8048581:<text:tab/>66 90 <text:s text:c="15"/><text:tab/>xchg <text:s text:c="2"/>%ax,%ax</text:p>
      <text:p text:style-name="P2"><text:s/>8048583:<text:tab/>66 90 <text:s text:c="15"/><text:tab/>xchg <text:s text:c="2"/>%ax,%ax</text:p>
      <text:p text:style-name="P2"><text:s/>8048585:<text:tab/>66 90 <text:s text:c="15"/><text:tab/>xchg <text:s text:c="2"/>%ax,%ax</text:p>
      <text:p text:style-name="P2"><text:s/>8048587:<text:tab/>66 90 <text:s text:c="15"/><text:tab/>xchg <text:s text:c="2"/>%ax,%ax</text:p>
      <text:p text:style-name="P2"><text:s/>8048589:<text:tab/>66 90 <text:s text:c="15"/><text:tab/>xchg <text:s text:c="2"/>%ax,%ax</text:p>
      <text:p text:style-name="P2"><text:s/>804858b:<text:tab/>66 90 <text:s text:c="15"/><text:tab/>xchg <text:s text:c="2"/>%ax,%ax</text:p>
      <text:p text:style-name="P2"><text:s/>804858d:<text:tab/>66 90 <text:s text:c="15"/><text:tab/>xchg <text:s text:c="2"/>%ax,%ax</text:p>
      <text:p text:style-name="P2"><text:s/>804858f:<text:tab/>90 <text:s text:c="18"/><text:tab/>n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2:11:14.417588846</meta:creation-date>
    <dc:date>2017-12-20T12:19:53.162952377</dc:date>
    <meta:editing-duration>P0D</meta:editing-duration>
    <meta:editing-cycles>1</meta:editing-cycles>
    <meta:document-statistic meta:table-count="0" meta:image-count="0" meta:object-count="0" meta:page-count="3" meta:paragraph-count="179" meta:word-count="1269" meta:character-count="14301" meta:non-whitespace-character-count="11899"/>
    <meta:generator>LibreOffice/4.2.8.2$Linux_X86_64 LibreOffice_project/420m0$Build-2</meta:generator>
  </office:meta>
</office:document-meta>
</file>